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425in" table:align="margins"/>
    </style:style>
    <style:style style:name="Table1.A" style:family="table-column">
      <style:table-column-properties style:column-width="5.2125in" style:rel-column-width="32767*"/>
    </style:style>
    <style:style style:name="Table1.B" style:family="table-column">
      <style:table-column-properties style:column-width="5.2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1354in" table:align="margins"/>
    </style:style>
    <style:style style:name="Table4.A" style:family="table-column">
      <style:table-column-properties style:column-width="5.1354in" style:rel-column-width="65534*"/>
    </style:style>
    <style:style style:name="Table4.A1" style:family="table-cell">
      <style:table-cell-properties style:writing-mode="page"/>
    </style:style>
    <style:style style:name="Table3" style:family="table">
      <style:table-properties style:width="5.1368in" table:align="margins"/>
    </style:style>
    <style:style style:name="Table3.A" style:family="table-column">
      <style:table-column-properties style:column-width="5.1368in" style:rel-column-width="65534*"/>
    </style:style>
    <style:style style:name="Table3.A1" style:family="table-cell">
      <style:table-cell-properties style:writing-mode="page"/>
    </style:style>
    <style:style style:name="Table3" style:family="table">
      <style:table-properties style:width="5.1368in" table:align="margins"/>
    </style:style>
    <style:style style:name="Table3.A" style:family="table-column">
      <style:table-column-properties style:column-width="5.1368in" style:rel-column-width="65534*"/>
    </style:style>
    <style:style style:name="Table3.A1" style:family="table-cell">
      <style:table-cell-properties style:writing-mode="page"/>
    </style:style>
    <style:style style:name="Table4" style:family="table">
      <style:table-properties style:width="5.1354in" table:align="margins"/>
    </style:style>
    <style:style style:name="Table4.A" style:family="table-column">
      <style:table-column-properties style:column-width="5.1354in" style:rel-column-width="65534*"/>
    </style:style>
    <style:style style:name="Table4.A1" style:family="table-cell">
      <style:table-cell-properties style:writing-mode="page"/>
    </style:style>
    <style:style style:name="P1" style:family="paragraph" style:parent-style-name="Standard">
      <style:text-properties style:font-name="Liberation Mono" fo:font-size="11pt" officeooo:rsid="000a55ed" officeooo:paragraph-rsid="00169057" style:font-size-asian="11pt" style:font-size-complex="11pt"/>
    </style:style>
    <style:style style:name="P2" style:family="paragraph" style:parent-style-name="Table_20_Contents">
      <style:text-properties style:font-name="Liberation Mono" fo:font-size="11pt" officeooo:rsid="000e3f4d" officeooo:paragraph-rsid="000e3f4d" style:font-size-asian="11pt" style:font-size-complex="11pt"/>
    </style:style>
    <style:style style:name="P3" style:family="paragraph" style:parent-style-name="Standard">
      <style:text-properties style:font-name="Liberation Mono" fo:font-size="11pt" officeooo:rsid="0014fbb3" officeooo:paragraph-rsid="00169057" style:font-size-asian="11pt" style:font-size-complex="11pt"/>
    </style:style>
    <style:style style:name="P4" style:family="paragraph" style:parent-style-name="Standard">
      <style:text-properties style:font-name="Liberation Mono" fo:font-size="11pt" officeooo:rsid="00169057" officeooo:paragraph-rsid="00169057" style:font-size-asian="11pt" style:font-size-complex="11pt"/>
    </style:style>
    <style:style style:name="P5" style:family="paragraph" style:parent-style-name="Standard">
      <style:text-properties style:font-name="Liberation Mono" fo:font-size="11pt" officeooo:paragraph-rsid="00169057" style:font-size-asian="11pt" style:font-size-complex="11pt"/>
    </style:style>
    <style:style style:name="P6" style:family="paragraph" style:parent-style-name="Standard">
      <style:text-properties style:font-name="Liberation Mono" fo:font-size="11pt" style:text-underline-style="none" officeooo:rsid="0012d3f8" officeooo:paragraph-rsid="00169057" style:font-size-asian="11pt" style:font-size-complex="11pt"/>
    </style:style>
    <style:style style:name="P7" style:family="paragraph" style:parent-style-name="Standard">
      <style:text-properties style:font-name="Liberation Mono" fo:font-size="11pt" fo:font-weight="bold" officeooo:rsid="00169057" officeooo:paragraph-rsid="00169057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Mono" fo:font-size="11pt" officeooo:rsid="000a55ed" style:font-size-asian="11pt" style:font-size-complex="11pt"/>
    </style:style>
    <style:style style:name="P9" style:family="paragraph" style:parent-style-name="Standard">
      <style:text-properties style:font-name="Liberation Mono" fo:font-size="11pt" officeooo:rsid="000a55ed" officeooo:paragraph-rsid="00169057" style:font-size-asian="11pt" style:font-size-complex="11pt"/>
    </style:style>
    <style:style style:name="P10" style:family="paragraph" style:parent-style-name="Standard">
      <style:text-properties style:font-name="Liberation Mono" fo:font-size="11pt" officeooo:paragraph-rsid="00169057" style:font-size-asian="11pt" style:font-size-complex="11pt"/>
    </style:style>
    <style:style style:name="P11" style:family="paragraph" style:parent-style-name="Standard">
      <style:text-properties style:font-name="Liberation Mono" fo:font-size="11pt" officeooo:rsid="0014fbb3" officeooo:paragraph-rsid="00169057" style:font-size-asian="11pt" style:font-size-complex="11pt"/>
    </style:style>
    <style:style style:name="P12" style:family="paragraph" style:parent-style-name="Standard">
      <style:text-properties style:font-name="Liberation Mono" fo:font-size="11pt" officeooo:rsid="00169057" officeooo:paragraph-rsid="00169057" style:font-size-asian="11pt" style:font-size-complex="11pt"/>
    </style:style>
    <style:style style:name="P13" style:family="paragraph" style:parent-style-name="Standard">
      <style:text-properties style:font-name="Liberation Mono" fo:font-size="11pt" style:text-underline-style="none" officeooo:rsid="0012d3f8" officeooo:paragraph-rsid="00169057" style:font-size-asian="11pt" style:font-size-complex="11pt"/>
    </style:style>
    <style:style style:name="P14" style:family="paragraph" style:parent-style-name="Standard">
      <style:text-properties officeooo:paragraph-rsid="001a1cb8"/>
    </style:style>
    <style:style style:name="P15" style:family="paragraph" style:parent-style-name="Table_20_Contents">
      <style:text-properties style:font-name="Liberation Mono" fo:font-size="11pt" officeooo:rsid="000e3f4d" officeooo:paragraph-rsid="000e3f4d" style:font-size-asian="11pt" style:font-size-complex="11pt"/>
    </style:style>
    <style:style style:name="P16" style:family="paragraph" style:parent-style-name="Table_20_Contents">
      <style:text-properties style:font-name="Liberation Mono" fo:font-size="11pt" officeooo:rsid="000e3f4d" officeooo:paragraph-rsid="001a1cb8" style:font-size-asian="11pt" style:font-size-complex="11pt"/>
    </style:style>
    <style:style style:name="P17" style:family="paragraph" style:parent-style-name="Table_20_Contents">
      <style:text-properties style:font-name="Liberation Mono" fo:font-size="11pt" officeooo:rsid="001a1cb8" officeooo:paragraph-rsid="000e3f4d" style:font-size-asian="11pt" style:font-size-complex="11pt"/>
    </style:style>
    <style:style style:name="P18" style:family="paragraph" style:parent-style-name="Table_20_Contents">
      <style:text-properties style:font-name="Liberation Mono" fo:font-size="11pt" officeooo:rsid="001a1cb8" officeooo:paragraph-rsid="001a1cb8" style:font-size-asian="11pt" style:font-size-complex="11pt"/>
    </style:style>
    <style:style style:name="P19" style:family="paragraph" style:parent-style-name="Table_20_Contents">
      <style:text-properties style:font-name="Liberation Mono" fo:font-size="11pt" style:font-size-asian="11pt" style:font-size-complex="11pt"/>
    </style:style>
    <style:style style:name="T1" style:family="text">
      <style:text-properties officeooo:rsid="000a55ed"/>
    </style:style>
    <style:style style:name="T2" style:family="text">
      <style:text-properties officeooo:rsid="0010f147"/>
    </style:style>
    <style:style style:name="T3" style:family="text">
      <style:text-properties style:text-underline-style="none" officeooo:rsid="0010f147"/>
    </style:style>
    <style:style style:name="T4" style:family="text">
      <style:text-properties style:text-underline-style="none" officeooo:rsid="0012d3f8"/>
    </style:style>
    <style:style style:name="T5" style:family="text">
      <style:text-properties officeooo:rsid="0014fbb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f147" style:font-weight-asian="bold" style:font-weight-complex="bold"/>
    </style:style>
    <style:style style:name="T8" style:family="text">
      <style:text-properties fo:font-weight="bold" officeooo:rsid="0014fbb3" style:font-weight-asian="bold" style:font-weight-complex="bold"/>
    </style:style>
    <style:style style:name="T9" style:family="text">
      <style:text-properties fo:font-weight="bold" officeooo:rsid="00169057" style:font-weight-asian="bold" style:font-weight-complex="bold"/>
    </style:style>
    <style:style style:name="T10" style:family="text">
      <style:text-properties fo:font-weight="bold" officeooo:rsid="001a1cb8" style:font-weight-asian="bold" style:font-weight-complex="bold"/>
    </style:style>
    <style:style style:name="T11" style:family="text">
      <style:text-properties officeooo:rsid="00169057"/>
    </style:style>
    <style:style style:name="T12" style:family="text">
      <style:text-properties officeooo:rsid="00185851"/>
    </style:style>
    <style:style style:name="T13" style:family="text">
      <style:text-properties officeooo:rsid="001a1c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210841890384">
          <table:table-cell table:style-name="Table1.A1" office:value-type="string">
            <text:p text:style-name="P2">Server to Client</text:p>
          </table:table-cell>
          <table:table-cell table:style-name="Table1.B1" office:value-type="string">
            <text:p text:style-name="P16">Client to Server</text:p>
          </table:table-cell>
        </table:table-row>
        <table:table-row table:style-name="TableLine2210841898272">
          <table:table-cell table:style-name="Table1.A2" office:value-type="string">
            <table:table table:name="Table4" table:style-name="Table4">
              <table:table-column table:style-name="Table4.A"/>
              <table:table-row table:style-name="TableLine2210841947232">
                <table:table-cell table:style-name="Table4.A1" office:value-type="string">
                  <text:p text:style-name="P5">"cmd" : "<text:span text:style-name="T6">addgame</text:span>",</text:p>
                  <text:p text:style-name="P5">"gameID" : String gameID,<text:line-break/>"gameName" : <text:span text:style-name="T1">String </text:span>gameName,<text:line-break/>"maxPlayers" : <text:span text:style-name="T1">int </text:span>maxPlayers,<text:line-break/>"minLength" : <text:span text:style-name="T1">int </text:span>minLength,<text:line-break/>"numSets" : <text:span text:style-name="T1">int </text:span>numSets,<text:line-break/>"blankPenalty" : <text:span text:style-name="T1">int </text:span>blankPenalty,<text:line-break/>"lexicon" : <text:span text:style-name="T1">String </text:span>lexicon,<text:line-break/>"speed" : <text:span text:style-name="T1">int </text:span>speed,<text:line-break/>"allowChat" : <text:span text:style-name="T1">boolean </text:span>allowChat,<text:line-break/>"allowWatchers" : <text:span text:style-name="T1">boolean </text:span>allowWatchers,<text:line-break/>"gameOver" : <text:span text:style-name="T1">boolean </text:span>gameOver,<text:line-break/>"rated" : <text:span text:style-name="T1">int </text:span>rat<text:span text:style-name="T1">ing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5">“<text:span text:style-name="T11">cmd” : “</text:span><text:span text:style-name="T9">alert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3">“<text:span text:style-name="T11">cmd” : “</text:span><text:span text:style-name="T9">chat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11">cmd” : “</text:span><text:span text:style-name="T9">endgame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11">cmd” : “</text:span><text:span text:style-name="T9">gamechat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2">cmd” : “</text:span><text:span text:style-name="T7">gamestate</text:span><text:span text:style-name="T2">”,</text:span></text:p>
                  <text:p text:style-name="P1">“<text:span text:style-name="T2">gameID” : String gameI</text:span><text:span text:style-name="T3">D,</text:span></text:p>
                  <text:p text:style-name="P1"><text:span text:style-name="T3">“</text:span><text:span text:style-name="T4">time” : int timeRemaining,</text:span></text:p>
                  <text:p text:style-name="P6">“tiles” : String tilePool,</text:p>
                  <text:p text:style-name="P6">“players” : [{</text:p>
                  <text:p text:style-name="P6"><text:tab/><text:tab/>“name” : String player1.name,</text:p>
                  <text:p text:style-name="P6"><text:tab/><text:tab/>“words” : [String word]</text:p>
                  <text:p text:style-name="P6"><text:tab/>}]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"cmd" : "<text:span text:style-name="T6">login</text:span>",</text:p>
                  <text:p text:style-name="P1">"data" : {</text:p>
                  <text:p text:style-name="P1"><text:tab/>"name" : String name,</text:p>
                  <text:p text:style-name="P1"><text:tab/>"rating" : double rating,</text:p>
                  <text:p text:style-name="P1">}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4">“cmd” : “<text:span text:style-name="T6">logoffplayer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4">“cmd” : “<text:span text:style-name="T6">makeword</text:span>”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7">“cmd” : “nexttiles”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5">"cmd" : "<text:span text:style-name="T6">note</text:span>", </text:p>
                  <text:p text:style-name="P5">"message" : String message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5">cmd” : “</text:span><text:span text:style-name="T8">plays</text:span><text:span text:style-name="T5">”,</text:span></text:p>
                  <text:p text:style-name="P1">“<text:span text:style-name="T5">gameID” : String gameID,</text:span></text:p>
                  <text:p text:style-name="P1">“<text:span text:style-name="T5">data” : {</text:span></text:p>
                  <text:p text:style-name="P1"><text:tab/>“<text:span text:style-name="T5">pool” : [String word]</text:span></text:p>
                  <text:p text:style-name="P1"><text:tab/>“<text:span text:style-name="T5">steals” : [{</text:span></text:p>
                  <text:p text:style-name="P1"><text:tab/><text:tab/>“<text:span text:style-name="T5">shortWord” : String shortWord,</text:span></text:p>
                  <text:p text:style-name="P1"><text:tab/><text:tab/>“<text:span text:style-name="T5">steal” : String steal,</text:span></text:p>
                  <text:p text:style-name="P1"><text:tab/><text:tab/>“<text:span text:style-name="T5">longWord” : String longWord</text:span></text:p>
                  <text:p text:style-name="P3"><text:tab/>}]</text:p>
                  <text:p text:style-name="P3">}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11">cmd” : “</text:span><text:span text:style-name="T9">ratings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"cmd" : "<text:span text:style-name="T6">removegame</text:span>"</text:p>
                  <text:p text:style-name="P1">"gameID" : String gameID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11">cmd” : “</text:span><text:span text:style-name="T9">removeplayer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11">cmd” : “</text:span><text:span text:style-name="T9">steal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11">cmd” : “</text:span><text:span text:style-name="T9">takeseat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1">“<text:span text:style-name="T11">cmd” : “</text:span><text:span text:style-name="T9">tree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5"><text:soft-page-break/>“<text:span text:style-name="T11">cmd” : “</text:span><text:span text:style-name="T9">userdata</text:span><text:span text:style-name="T11">”</text:span></text:p>
                </table:table-cell>
              </table:table-row>
              <table:table-row table:style-name="TableLine2210841947232">
                <table:table-cell table:style-name="Table4.A1" office:value-type="string">
                  <text:p text:style-name="P5"/>
                </table:table-cell>
              </table:table-row>
            </table:table>
            <text:p text:style-name="P1"/>
          </table:table-cell>
          <table:table-cell table:style-name="Table1.B2" office:value-type="string">
            <table:table table:name="Table3" table:style-name="Table3">
              <table:table-column table:style-name="Table3.A"/>
              <table:table-row table:style-name="TableLine2210841951040">
                <table:table-cell table:style-name="Table3.A1" office:value-type="string">
                  <text:p text:style-name="P2">"cmd" : "logoff"</text:p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17"/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16">"cmd" : "<text:span text:style-name="T6">login</text:span>"</text:p>
                  <text:p text:style-name="P16">"name" : String name</text:p>
                  <text:p text:style-name="P16">“<text:span text:style-name="T13">guest” : boolean guest</text:span></text:p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16">“<text:span text:style-name="T12">cmd” : “</text:span><text:span text:style-name="T10">prefs</text:span><text:span text:style-name="T13">”,</text:span></text:p>
                  <text:p text:style-name="P16">“<text:span text:style-name="T13">type” : string type,</text:span></text:p>
                  <text:p text:style-name="P18">“prefs” : JSONObject prefs</text:p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2"/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2"/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2"/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19"/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19"/>
                </table:table-cell>
              </table:table-row>
              <table:table-row table:style-name="TableLine2210841951040">
                <table:table-cell table:style-name="Table3.A1" office:value-type="string">
                  <text:p text:style-name="P19"/>
                </table:table-cell>
              </table:table-row>
            </table:table>
            <text:p text:style-name="P2"/>
          </table:table-cell>
        </table:table-row>
      </table:table>
      <text:p text:style-name="P8"/>
      <text:p text:style-name="P8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2in" fo:page-height="1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2T14:41:32.665000000</meta:creation-date>
    <dc:date>2023-05-15T17:12:12.646000000</dc:date>
    <meta:editing-duration>PT16H48M41S</meta:editing-duration>
    <meta:editing-cycles>4</meta:editing-cycles>
    <meta:generator>LibreOffice/7.2.3.2$Windows_X86_64 LibreOffice_project/d166454616c1632304285822f9c83ce2e660fd92</meta:generator>
    <meta:document-statistic meta:table-count="3" meta:image-count="0" meta:object-count="0" meta:page-count="2" meta:paragraph-count="51" meta:word-count="208" meta:character-count="1276" meta:non-whitespace-character-count="1102"/>
  </office:meta>
</office:document-meta>
</file>